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766003560235874244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5"><text:soft-page-break/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/>
      <text:p text:style-name="P5"><text:soft-page-break/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5/mile. <text:s/>The middle mile was in 9:30 on the Allegheny track. <text:s/>The other 4 miles where on hilly roa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20T16:45:23.14</dc:date>
    <dc:creator>James  Lombardi</dc:creator>
    <meta:editing-duration>PT15H37M14S</meta:editing-duration>
    <meta:editing-cycles>79</meta:editing-cycles>
    <meta:generator>OpenOffice/4.1.2$Win32 OpenOffice.org_project/412m3$Build-9782</meta:generator>
    <meta:document-statistic meta:table-count="0" meta:image-count="0" meta:object-count="0" meta:page-count="16" meta:paragraph-count="393" meta:word-count="4118" meta:character-count="20508"/>
  </office:meta>
</office:document-meta>
</file>